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2.033cm" svg:y="4.464cm">
            <draw:object draw:notify-on-update-of-ranges="Sheet1.A1:Sheet1.A1 Sheet1.A2:Sheet1.A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132cm" svg:y="0.1cm">
            <draw:object draw:notify-on-update-of-ranges="Sheet1.C1:Sheet1.C2 Sheet1.C3:Sheet1.C8 Sheet1.D1:Sheet1.D2 Sheet1.D3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orst case</text:p>
          </table:table-cell>
          <table:table-cell/>
          <table:table-cell office:value-type="string" calcext:value-type="string">
            <text:p>best cas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5:02:18.914009192</meta:creation-date>
    <dc:date>2023-02-13T15:22:58.103226416</dc:date>
    <meta:editing-duration>PT20M37S</meta:editing-duration>
    <meta:editing-cycles>4</meta:editing-cycles>
    <meta:generator>LibreOffice/7.3.7.2$Linux_X86_64 LibreOffice_project/30$Build-2</meta:generator>
    <meta:document-statistic meta:table-count="1" meta:cell-count="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B8" chart:data-source-has-labels="row" svg:x="0.319cm" svg:y="0.18cm" svg:width="12.508cm" svg:height="8.645cm">
          <chart:coordinate-region svg:x="1.126cm" svg:y="0.38cm" svg:width="11.51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8</svg:desc>
                </draw:g>
              </table:table-cell>
              <table:table-cell office:value-type="float" office:value="NaN">
                <text:p>NaN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Sheet1.C1:Sheet1.D8" chart:data-source-has-labels="row" svg:x="0.32cm" svg:y="0.18cm" svg:width="12.693cm" svg:height="8.64cm">
          <chart:coordinate-region svg:x="1.047cm" svg:y="0.379cm" svg:width="11.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8" chart:label-cell-address="Sheet1.D1:Sheet1.D2" chart:class="chart:scatter">
            <chart:domain table:cell-range-address="Sheet1.C3:Sheet1.C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count</text:p>
                <text:list>
                  <text:list-item>
                    <text:p/>
                  </text:list-item>
                  <text:list-item>
                    <text:p>opcount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